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729" officeooo:paragraph-rsid="001117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ia Gabrielly</text:p>
      <text:p text:style-name="P1">Quéren</text:p>
      <text:p text:style-name="P1">Rays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7:32:37.282670954</meta:creation-date>
    <dc:date>2019-02-11T07:33:37.759825819</dc:date>
    <meta:editing-duration>PT1M1S</meta:editing-duration>
    <meta:editing-cycles>1</meta:editing-cycles>
    <meta:document-statistic meta:table-count="0" meta:image-count="0" meta:object-count="0" meta:page-count="1" meta:paragraph-count="3" meta:word-count="4" meta:character-count="27" meta:non-whitespace-character-count="26"/>
    <meta:generator>LibreOffice/5.1.6.2$Linux_X86_64 LibreOffice_project/10m0$Build-2</meta:generator>
  </office:meta>
</office:document-meta>
</file>